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8e93c"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9b3f2" fo:background-color="transparent"/>
    </style:style>
    <style:style style:name="P4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bd292" fo:background-color="transparent"/>
    </style:style>
    <style:style style:name="P5" style:family="paragraph" style:parent-style-name="Standard">
      <style:text-properties fo:color="#000000" style:font-name="Noto Sans CJK TC" fo:font-size="10.5pt" fo:language="en" fo:country="US" fo:font-weight="normal" officeooo:paragraph-rsid="000bd292" fo:background-color="transparent"/>
    </style:style>
    <style:style style:name="P6" style:family="paragraph" style:parent-style-name="Standard">
      <style:text-properties fo:color="#000000" style:font-name="Noto Sans CJK TC" fo:language="en" fo:country="US" officeooo:rsid="0008e93c" officeooo:paragraph-rsid="0008e93c" fo:background-color="transparent"/>
    </style:style>
    <style:style style:name="P7" style:family="paragraph" style:parent-style-name="Standard">
      <style:text-properties fo:language="en" fo:country="US" officeooo:rsid="0008e93c" officeooo:paragraph-rsid="0008e93c"/>
    </style:style>
    <style:style style:name="P8" style:family="paragraph" style:parent-style-name="Standard">
      <style:text-properties fo:color="#000000" style:font-name="Noto Sans CJK TC" fo:font-size="10.5pt" fo:language="en" fo:country="US" fo:font-weight="bold" officeooo:rsid="0008e93c" officeooo:paragraph-rsid="0008e93c" fo:background-color="transparent" style:font-weight-asian="bold" style:font-weight-complex="bold"/>
    </style:style>
    <style:style style:name="P9" style:family="paragraph" style:parent-style-name="Standard">
      <style:text-properties fo:color="#000000" style:font-name="Noto Sans CJK TC" fo:font-size="10.5pt" fo:language="en" fo:country="US" fo:font-weight="bold" officeooo:rsid="000bd292" officeooo:paragraph-rsid="000bd292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bd292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9b3f2" fo:background-color="transparent"/>
    </style:style>
    <style:style style:name="P13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a5a72" fo:background-color="transparent"/>
    </style:style>
    <style:style style:name="P14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0c95f9" fo:background-color="transparent"/>
    </style:style>
    <style:style style:name="P15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126260" fo:background-color="transparent"/>
    </style:style>
    <style:style style:name="P16" style:family="paragraph" style:parent-style-name="Standard">
      <style:paragraph-properties style:line-height-at-least="0.503cm"/>
      <style:text-properties fo:color="#000000" style:font-name="Noto Sans CJK TC" fo:font-size="10.5pt" fo:language="en" fo:country="US" fo:font-weight="normal" officeooo:paragraph-rsid="00137408" fo:background-color="transparent"/>
    </style:style>
    <style:style style:name="P17" style:family="paragraph" style:parent-style-name="Standard">
      <style:text-properties fo:color="#000000" style:font-name="Noto Sans CJK TC" fo:font-size="10.5pt" fo:language="en" fo:country="US" fo:font-weight="normal" officeooo:paragraph-rsid="00137408" fo:background-color="transparent"/>
    </style:style>
    <style:style style:name="P18" style:family="paragraph" style:parent-style-name="Header">
      <style:text-properties fo:language="en" fo:country="US"/>
    </style:style>
    <style:style style:name="T1" style:family="text">
      <style:text-properties officeooo:rsid="0008e9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e93c" style:font-weight-asian="bold" style:font-weight-complex="bold"/>
    </style:style>
    <style:style style:name="T4" style:family="text">
      <style:text-properties fo:font-weight="bold" officeooo:rsid="0009b3f2" style:font-weight-asian="bold" style:font-weight-complex="bold"/>
    </style:style>
    <style:style style:name="T5" style:family="text">
      <style:text-properties fo:font-weight="bold" officeooo:rsid="000a5a72" style:font-weight-asian="bold" style:font-weight-complex="bold"/>
    </style:style>
    <style:style style:name="T6" style:family="text">
      <style:text-properties fo:font-weight="bold" officeooo:rsid="000bd292" style:font-weight-asian="bold" style:font-weight-complex="bold"/>
    </style:style>
    <style:style style:name="T7" style:family="text">
      <style:text-properties fo:font-weight="bold" officeooo:rsid="00137408" style:font-weight-asian="bold" style:font-weight-complex="bold"/>
    </style:style>
    <style:style style:name="T8" style:family="text">
      <style:text-properties fo:font-weight="bold" officeooo:rsid="00126260"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08e93c" style:font-weight-asian="normal" style:font-weight-complex="normal"/>
    </style:style>
    <style:style style:name="T11" style:family="text">
      <style:text-properties officeooo:rsid="0009b3f2" style:font-weight-asian="normal" style:font-weight-complex="normal"/>
    </style:style>
    <style:style style:name="T12" style:family="text">
      <style:text-properties officeooo:rsid="000a5a72" style:font-weight-asian="normal" style:font-weight-complex="normal"/>
    </style:style>
    <style:style style:name="T13" style:family="text">
      <style:text-properties officeooo:rsid="00137408" style:font-weight-asian="normal" style:font-weight-complex="normal"/>
    </style:style>
    <style:style style:name="T14" style:family="text">
      <style:text-properties officeooo:rsid="0009b3f2"/>
    </style:style>
    <style:style style:name="T15" style:family="text">
      <style:text-properties officeooo:rsid="000a5a72"/>
    </style:style>
    <style:style style:name="T16" style:family="text">
      <style:text-properties officeooo:rsid="000bd292"/>
    </style:style>
    <style:style style:name="T17" style:family="text">
      <style:text-properties officeooo:rsid="000e42f8"/>
    </style:style>
    <style:style style:name="T18" style:family="text">
      <style:text-properties officeooo:rsid="00102b40"/>
    </style:style>
    <style:style style:name="T19" style:family="text">
      <style:text-properties officeooo:rsid="00126260"/>
    </style:style>
    <style:style style:name="T20" style:family="text">
      <style:text-properties officeooo:rsid="00137408"/>
    </style:style>
    <style:style style:name="T21" style:family="text">
      <style:text-properties officeooo:rsid="0008e93c" style:font-weight-asian="bold" style:font-weight-complex="bold"/>
    </style:style>
    <style:style style:name="T22" style:family="text">
      <style:text-properties officeooo:rsid="0013740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Esquema do Banco de Dados</text:p>
      <text:p text:style-name="P8"/>
      <text:p text:style-name="P5"><text:span text:style-name="T3">CREATE TABLE</text:span><text:span text:style-name="T1"> products ( </text:span></text:p>
      <text:p text:style-name="P5"><text:span text:style-name="T1"><text:tab/>id</text:span> <text:tab/><text:tab/><text:tab/><text:tab/><text:span text:style-name="T17">INTEGER</text:span> <text:tab/><text:tab/><text:tab/><text:span text:style-name="T3">NOT NULL </text:span>,</text:p>
      <text:p text:style-name="P1"><text:tab/><text:span text:style-name="T1">asin<text:tab/><text:tab/><text:tab/><text:tab/></text:span>CHAR(10)<text:tab/><text:tab/><text:tab/><text:span text:style-name="T2">NOT NULL </text:span>,</text:p>
      <text:p text:style-name="P1"><text:tab/><text:span text:style-name="T1">title</text:span> <text:tab/><text:tab/><text:tab/>VARCHAR(500) ,</text:p>
      <text:p text:style-name="P1"><text:tab/>_<text:span text:style-name="T1">group<text:tab/><text:tab/><text:tab/></text:span>VARCHAR(100) ,</text:p>
      <text:p text:style-name="P1"><text:s/><text:tab/><text:span text:style-name="T1">salesrank<text:tab/><text:tab/></text:span>INTEGER ,</text:p>
      <text:p text:style-name="P2"><text:tab/><text:span text:style-name="T1">discontinued</text:span> <text:tab/>BOOLEAN <text:tab/><text:tab/><text:tab/><text:span text:style-name="T2">NOT NULL </text:span><text:span text:style-name="T9">,</text:span></text:p>
      <text:p text:style-name="P4"><text:span text:style-name="T3"><text:s text:c="6"/>PRIMARY KEY</text:span><text:span text:style-name="T10"> (id) ,</text:span></text:p>
      <text:p text:style-name="P2"><text:span text:style-name="T3"><text:s text:c="6"/>UNIQUE </text:span><text:span text:style-name="T10">(asin) </text:span>);</text:p>
      <text:p text:style-name="P6"/>
      <text:p text:style-name="P5"><text:span text:style-name="T3">CREATE TABLE</text:span><text:span text:style-name="T1"> categories ( </text:span></text:p>
      <text:p text:style-name="P5"><text:tab/>id <text:tab/><text:tab/><text:tab/><text:tab/><text:span text:style-name="T17">INTEGER<text:tab/><text:tab/><text:tab/></text:span><text:span text:style-name="T4">NOT NULL</text:span>,</text:p>
      <text:p text:style-name="P3"><text:tab/>name <text:tab/><text:tab/><text:tab/>VARCHAR(500) ,</text:p>
      <text:p text:style-name="P3"><text:tab/><text:span text:style-name="T19">subcategory_of <text:tab/>INTEGER ,<text:tab/><text:tab/><text:tab/></text:span><text:span text:style-name="T8">NOT NULL</text:span></text:p>
      <text:p text:style-name="P15"><text:span text:style-name="T3"><text:s text:c="5"/>PRIMARY KEY </text:span><text:span text:style-name="T10">(i</text:span><text:span text:style-name="T11">d</text:span><text:span text:style-name="T10">) ,</text:span></text:p>
      <text:p text:style-name="P15"><text:s text:c="5"/><text:span text:style-name="T2">FOREIGN KEY</text:span> (<text:span text:style-name="T19">subcategory_of</text:span>) <text:span text:style-name="T2">REFERENCES</text:span> <text:span text:style-name="T19">categories</text:span> (<text:span text:style-name="T19">id</text:span>) </text:p>
      <text:p text:style-name="P15"><text:span text:style-name="T3"><text:s text:c="5"/>ON UPDATE CASCADE ON DELETE CASCADE </text:span>);</text:p>
      <text:p text:style-name="P15"/>
      <text:p text:style-name="P17"><text:span text:style-name="T3">CREATE TABLE</text:span><text:span text:style-name="T1"> product_category ( </text:span></text:p>
      <text:p text:style-name="P17"><text:tab/><text:span text:style-name="T20">product_asin</text:span> <text:tab/><text:span text:style-name="T20">CHAR(10)<text:tab/><text:tab/><text:tab/></text:span><text:span text:style-name="T4">NOT NULL</text:span>,</text:p>
      <text:p text:style-name="P16"><text:tab/><text:span text:style-name="T20">category_id<text:tab/><text:tab/>INTEGER</text:span> <text:tab/><text:tab/><text:tab/><text:span text:style-name="T7">NOT NULL</text:span> ,</text:p>
      <text:p text:style-name="P16"><text:span text:style-name="T3"><text:s text:c="5"/>PRIMARY KEY </text:span><text:span text:style-name="T10">(</text:span><text:span text:style-name="T13">product_asin, category_id</text:span><text:span text:style-name="T10">) ,</text:span></text:p>
      <text:p text:style-name="P16"><text:s text:c="5"/><text:span text:style-name="T2">FOREIGN KEY</text:span> (<text:span text:style-name="T20">product_asin</text:span> ) <text:span text:style-name="T2">REFERENCES</text:span> <text:span text:style-name="T20">products</text:span> (<text:span text:style-name="T20">asin</text:span>) </text:p>
      <text:p text:style-name="P16"><text:span text:style-name="T3"><text:s text:c="5"/>ON UPDATE CASCADE ON DELETE CASCADE <text:s/>,</text:span></text:p>
      <text:p text:style-name="P16"><text:span text:style-name="T3"><text:s text:c="5"/>FOREIGN KEY</text:span><text:span text:style-name="T21"> (</text:span><text:span text:style-name="T22">category_id</text:span><text:span text:style-name="T21"> ) </text:span><text:span text:style-name="T3">REFERENCES</text:span><text:span text:style-name="T21"> </text:span><text:span text:style-name="T22">categories</text:span><text:span text:style-name="T21"> (</text:span><text:span text:style-name="T22">id</text:span><text:span text:style-name="T21">) </text:span></text:p>
      <text:p text:style-name="P16"><text:span text:style-name="T3"><text:s text:c="5"/>ON UPDATE CASCADE ON DELETE CASCADE</text:span>);</text:p>
      <text:p text:style-name="P3"/>
      <text:p text:style-name="P4"><text:span text:style-name="T2">CREATE TABLE</text:span> <text:span text:style-name="T18">resembling</text:span> (</text:p>
      <text:p text:style-name="P4"><text:tab/>asin <text:tab/><text:tab/><text:tab/>CHAR(1<text:span text:style-name="T17">0</text:span>)<text:tab/><text:tab/><text:tab/><text:span text:style-name="T4">NOT NULL</text:span> ,</text:p>
      <text:p text:style-name="P4"><text:tab/>asin_<text:span text:style-name="T18">resembling</text:span> <text:tab/><text:tab/>CHAR(<text:span text:style-name="T17">10</text:span>)<text:tab/><text:tab/><text:tab/><text:span text:style-name="T4">NOT NULL </text:span>,</text:p>
      <text:p text:style-name="P1"><text:s text:c="6"/><text:span text:style-name="T2">PRIMARY KEY</text:span> (asin,asin_<text:span text:style-name="T18">resembling</text:span>) ,</text:p>
      <text:p text:style-name="P4"><text:s text:c="6"/><text:span text:style-name="T2">FOREIGN KEY</text:span> (asin) <text:span text:style-name="T2">REFERENCES</text:span> products (asin) </text:p>
      <text:p text:style-name="P4"><text:span text:style-name="T2"><text:s text:c="6"/>ON UPDATE CASCADE ON DELETE CASCADE </text:span>,</text:p>
      <text:p text:style-name="P3"><text:span text:style-name="T2"><text:s text:c="6"/>FOREIGN KEY </text:span>(asin_<text:span text:style-name="T18">resembling</text:span>) <text:span text:style-name="T2">REFERENCES</text:span> products (asin) </text:p>
      <text:p text:style-name="P3"><text:span text:style-name="T2"><text:s text:c="6"/>ON UPDATE CASCADE ON DELETE CASCADE </text:span><text:span text:style-name="T14">);</text:span></text:p>
      <text:p text:style-name="P3"/>
      <text:p text:style-name="P13"><text:span text:style-name="T2">CREATE TABLE</text:span> users </text:p>
      <text:p text:style-name="P13"><text:tab/>( user_id <text:tab/><text:tab/>VARCHAR(14)<text:tab/><text:tab/><text:span text:style-name="T5">NOT NULL </text:span><text:span text:style-name="T12">,</text:span></text:p>
      <text:p text:style-name="P13"><text:tab/><text:span text:style-name="T2">PRIMARY KEY</text:span> <text:span text:style-name="T15">(user_id) </text:span>);</text:p>
      <text:p text:style-name="P3"/>
      <text:p text:style-name="P3"/>
      <text:p text:style-name="P3"/>
      <text:p text:style-name="P4"><text:soft-page-break/><text:span text:style-name="T2">CREATE TABLE</text:span> reviews ( <text:s/></text:p>
      <text:p text:style-name="P4"><text:tab/>id <text:tab/><text:tab/><text:tab/><text:tab/>SERIAL<text:tab/><text:tab/><text:tab/><text:tab/><text:span text:style-name="T6">NOT NULL</text:span>,</text:p>
      <text:p text:style-name="P1"><text:tab/>date <text:tab/><text:tab/><text:tab/>DATE <text:tab/><text:tab/><text:tab/><text:tab/><text:span text:style-name="T2">NOT NULL DEFAULT</text:span><text:span text:style-name="T9"> CURRENT_DATE,</text:span></text:p>
      <text:p text:style-name="P1"><text:tab/>asin <text:tab/><text:tab/><text:tab/>CHAR(10) <text:tab/><text:tab/><text:tab/><text:span text:style-name="T2">NOT NULL</text:span>,</text:p>
      <text:p text:style-name="P1"><text:tab/>cu<text:span text:style-name="T16">s</text:span>tomer <text:tab/><text:tab/>VARCHAR(14) <text:tab/><text:tab/><text:span text:style-name="T2">NOT NULL</text:span>,</text:p>
      <text:p text:style-name="P1"><text:tab/>rating <text:tab/><text:tab/><text:tab/>INTEGER <text:tab/><text:tab/><text:tab/><text:span text:style-name="T2">NOT NULL DEFAULT</text:span> 0,</text:p>
      <text:p text:style-name="P1"><text:tab/>votes <text:tab/><text:tab/><text:tab/>INTEGER <text:tab/><text:tab/><text:tab/><text:span text:style-name="T2">NOT NULL DEFAULT </text:span>0,</text:p>
      <text:p text:style-name="P1"><text:tab/>helpful <text:tab/><text:tab/><text:tab/>INTEGER <text:tab/><text:tab/><text:tab/><text:span text:style-name="T2">NOT NULL DEFAULT </text:span>0,</text:p>
      <text:p text:style-name="P14"><text:tab/><text:span text:style-name="T2">FOREIGN KEY</text:span> (asin) <text:span text:style-name="T2">REFERENCES</text:span> products (asin) </text:p>
      <text:p text:style-name="P14"><text:tab/><text:span text:style-name="T2">ON UPDATE CASCADE ON DELETE CASCADE</text:span> );</text:p>
      <text:p text:style-name="P3"/>
      <text:p text:style-name="P6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6T16:48:29.141839253</meta:creation-date>
    <dc:date>2021-08-26T23:54:56.921825208</dc:date>
    <meta:editing-duration>PT3H22M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228" meta:character-count="1645" meta:non-whitespace-character-count="1247"/>
  </office:meta>
</office:document-meta>
</file>